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ac218" officeooo:paragraph-rsid="000ac218"/>
    </style:style>
    <style:style style:name="T1" style:family="text">
      <style:text-properties officeooo:rsid="000b9d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llfuß wird als klein und mit geringem Selbstvertrauen dargestellt, während <text:span text:style-name="T1">Mussolini als stark und groß dargestellt wird. Später im Film kann man allerdings sehen, dass Mussolini ebenfalls klein ist und seine Stärke nur spiel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08:35:14.574290917</meta:creation-date>
    <dc:date>2018-12-11T08:41:06.061270094</dc:date>
    <meta:editing-duration>PT5M51S</meta:editing-duration>
    <meta:editing-cycles>4</meta:editing-cycles>
    <meta:generator>LibreOffice/6.0.7.3.0$Linux_X86_64 LibreOffice_project/00m0$Build-3</meta:generator>
    <meta:document-statistic meta:table-count="0" meta:image-count="0" meta:object-count="0" meta:page-count="1" meta:paragraph-count="1" meta:word-count="34" meta:character-count="229" meta:non-whitespace-character-count="196"/>
  </office:meta>
</office:document-meta>
</file>